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52ddb" officeooo:paragraph-rsid="0018bf43" style:font-size-asian="11.3500003814697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71cd6" officeooo:paragraph-rsid="0017d3e7" style:font-size-asian="11.3500003814697pt" style:language-asian="zxx" style:country-asian="none" style:font-size-complex="13pt" style:language-complex="zxx" style:country-complex="none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42"/>
      <style:text-properties fo:font-size="13pt" fo:language="ro" fo:country="RO" officeooo:rsid="00152ddb" officeooo:paragraph-rsid="0017d3e7" style:font-size-asian="11.3500003814697pt" style:language-asian="zxx" style:country-asian="none" style:font-size-complex="13pt" style:language-complex="zxx" style:country-complex="none"/>
    </style:style>
    <style:style style:name="T1" style:family="text">
      <style:text-properties officeooo:rsid="00171cd6"/>
    </style:style>
    <style:style style:name="T2" style:family="text">
      <style:text-properties officeooo:rsid="0018bf43"/>
    </style:style>
    <style:style style:name="T3" style:family="text">
      <style:text-properties officeooo:rsid="0019bde1"/>
    </style:style>
    <style:style style:name="T4" style:family="text">
      <style:text-properties officeooo:rsid="0019c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Scopul lucrării <text:span text:style-name="T4">este</text:span> de a <text:span text:style-name="T1">prezenta implementarea unui motor de șah și al unor reguli de mutare al pieselor, elemente ce pot fi refolosite pentru a implementa un joc de șah pe un alt dispozitiv sau pe altă platformă. Folosirea unei arhitecturi orientată pe module pentru proiectarea aplicației a facilitat izolarea componentelor pentru o gestionare mai buna a implementării sistemului. </text:span></text:p>
      <text:p text:style-name="P4"><text:tab/>Putem menționa unele dezavantaje care sunt consecința folosirii unui serviciu web pentru găzduirea motorului de șah. Unul dintre aceste dezavantaje este faptul că necesită o conexiune permanentă între server și client, iar în cazul în care conexiunea există timpul de răspuns este dependent de viteza de transfer; <text:span text:style-name="T4">ceea ce poate produce timp lung de așteptare pentru generarea unei mutări.</text:span> Ținând cont de faptul că accesul la internet s-a popularizat până în măsura în care este disponibil în majoritatea locurilor locuite, cele două dezavantaje sus-menționate reprezintă un impediment minor. Condițiile necesare pentru utilizarea arhitecturii în discuție sunt îndeplinite ușor.</text:p>
      <text:p text:style-name="P3"><text:tab/><text:span text:style-name="T2">Avantajele de implementare a sistemului sunt reprezentate integral de decizia de <text:s/>folosire a unui serviciu web pentru găzduirea motorului de șah. Izolarea motorului de șah de restul aplicației permitare scalarea acestuia fără a avea vre-o influență asupra utilizatorilor acestui serviciu. În acest sens planul pe viitor de îmbunătățire al serviciului web ce găzduiește motorul de șah constă în găzduirea acestuia pe o platformă tip „cloud” care să permită accesul la un motor de șah tuturor utilizatorilor internetului. Se va urmări testarea motorului de șah împotriva altor implementări folosind unelete de referință(„</text:span><text:a xlink:type="simple" xlink:href="http://www.computerchess.org.uk/ccrl/4040/" text:style-name="Internet_20_link" text:visited-style-name="Visited_20_Internet_20_Link"><text:span text:style-name="T2">http://www.computerchess.org.uk/ccrl/4040/</text:span></text:a><text:span text:style-name="T2">”), iar pe baza rezultatelor obținute se va urmări îmbunătățirea acestuia. Iar în ceea ce privește scalabilitatea se urmărește adaptarea motorului de șah pentru a permite procesarea în paralel a secvențelor de căutare de mutări.</text:span></text:p>
      <text:p text:style-name="P3"><text:tab/><text:span text:style-name="T3">În ceea ce privește interfața grafică se urmărește implementarea unei aplicații web folosind ASP.MVC pentru a permite jucarea unui meci de șah utilizând navigatorul web al calculatorul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cluzii</text:p>
      </style:header>
      <style:footer>
        <text:p text:style-name="MP2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6S</meta:editing-duration>
    <meta:editing-cycles>9</meta:editing-cycles>
    <meta:generator>LibreOffice/4.4.3.2$Windows_x86 LibreOffice_project/88805f81e9fe61362df02b9941de8e38a9b5fd16</meta:generator>
    <dc:date>2015-06-23T00:26:10.136000000</dc:date>
    <meta:document-statistic meta:table-count="0" meta:image-count="0" meta:object-count="0" meta:page-count="1" meta:paragraph-count="6" meta:word-count="312" meta:character-count="2153" meta:non-whitespace-character-count="1841"/>
    <meta:user-defined meta:name="Info 1"/>
    <meta:user-defined meta:name="Info 2"/>
    <meta:user-defined meta:name="Info 3"/>
    <meta:user-defined meta:name="Info 4"/>
  </office:meta>
</office:document-meta>
</file>